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8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3.svm"/>
  <manifest:file-entry manifest:media-type="" manifest:full-path="Pictures/TablePreview12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9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4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4.586cm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8" style:family="graphic" style:parent-style-name="standard">
      <style:graphic-properties draw:fill-color="#c5000b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none" fo:min-height="0.9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co1" style:family="table-column">
      <style:table-column-properties style:column-width="3.956cm" style:use-optimal-column-width="false"/>
    </style:style>
    <style:style style:name="co2" style:family="table-column">
      <style:table-column-properties style:column-width="3.948cm" style:use-optimal-column-width="false"/>
    </style:style>
    <style:style style:name="co3" style:family="table-column">
      <style:table-column-properties style:column-width="4.234cm" style:use-optimal-column-width="false"/>
    </style:style>
    <style:style style:name="co4" style:family="table-column">
      <style:table-column-properties style:column-width="5.56cm" style:use-optimal-column-width="false"/>
    </style:style>
    <style:style style:name="co5" style:family="table-column">
      <style:table-column-properties style:column-width="5.551cm" style:use-optimal-column-width="false"/>
    </style:style>
    <style:style style:name="co6" style:family="table-column">
      <style:table-column-properties style:column-width="5.756cm" style:use-optimal-column-width="false"/>
    </style:style>
    <style:style style:name="co7" style:family="table-column">
      <style:table-column-properties style:column-width="9.828cm" style:use-optimal-column-width="false"/>
    </style:style>
    <style:style style:name="co8" style:family="table-column">
      <style:table-column-properties style:column-width="4.59cm" style:use-optimal-column-width="false"/>
    </style:style>
    <style:style style:name="co9" style:family="table-column">
      <style:table-column-properties style:column-width="4.585cm" style:use-optimal-column-width="false"/>
    </style:style>
    <style:style style:name="co10" style:family="table-column">
      <style:table-column-properties style:column-width="4.137cm" style:use-optimal-column-width="false"/>
    </style:style>
    <style:style style:name="co11" style:family="table-column">
      <style:table-column-properties style:column-width="8.412cm" style:use-optimal-column-width="false"/>
    </style:style>
    <style:style style:name="co12" style:family="table-column">
      <style:table-column-properties style:column-width="7.314cm" style:use-optimal-column-width="false"/>
    </style:style>
    <style:style style:name="co13" style:family="table-column">
      <style:table-column-properties style:column-width="5.583cm" style:use-optimal-column-width="false"/>
    </style:style>
    <style:style style:name="co14" style:family="table-column">
      <style:table-column-properties style:column-width="3.391cm" style:use-optimal-column-width="false"/>
    </style:style>
    <style:style style:name="co15" style:family="table-column">
      <style:table-column-properties style:column-width="3.447cm" style:use-optimal-column-width="false"/>
    </style:style>
    <style:style style:name="co16" style:family="table-column">
      <style:table-column-properties style:column-width="13.806cm" style:use-optimal-column-width="false"/>
    </style:style>
    <style:style style:name="co17" style:family="table-column">
      <style:table-column-properties style:column-width="13.815cm" style:use-optimal-column-width="false"/>
    </style:style>
    <style:style style:name="co18" style:family="table-column">
      <style:table-column-properties style:column-width="3.162cm" style:use-optimal-column-width="false"/>
    </style:style>
    <style:style style:name="co19" style:family="table-column">
      <style:table-column-properties style:column-width="3.171cm" style:use-optimal-column-width="false"/>
    </style:style>
    <style:style style:name="ro1" style:family="table-row">
      <style:table-row-properties style:row-height="1.796cm"/>
    </style:style>
    <style:style style:name="ro2" style:family="table-row">
      <style:table-row-properties style:row-height="1.036cm"/>
    </style:style>
    <style:style style:name="ro3" style:family="table-row">
      <style:table-row-properties style:row-height="0.954cm"/>
    </style:style>
    <style:style style:name="ro4" style:family="table-row">
      <style:table-row-properties style:row-height="0.96cm"/>
    </style:style>
    <style:style style:name="ro5" style:family="table-row">
      <style:table-row-properties style:row-height="1.685cm"/>
    </style:style>
    <style:style style:name="ro6" style:family="table-row">
      <style:table-row-properties style:row-height="1.06cm"/>
    </style:style>
    <style:style style:name="ro7" style:family="table-row">
      <style:table-row-properties style:row-height="1.058cm"/>
    </style:style>
    <style:style style:name="ro8" style:family="table-row">
      <style:table-row-properties style:row-height="1.865cm"/>
    </style:style>
    <style:style style:name="ro9" style:family="table-row">
      <style:table-row-properties style:row-height="1.463cm"/>
    </style:style>
    <style:style style:name="ro10" style:family="table-row">
      <style:table-row-properties style:row-height="0.945cm"/>
    </style:style>
    <style:style style:name="ro11" style:family="table-row">
      <style:table-row-properties style:row-height="0.952cm"/>
    </style:style>
    <style:style style:name="ro12" style:family="table-row">
      <style:table-row-properties style:row-height="1.816cm"/>
    </style:style>
    <style:style style:name="ro13" style:family="table-row">
      <style:table-row-properties style:row-height="1.746cm"/>
    </style:style>
    <style:style style:name="ro14" style:family="table-row">
      <style:table-row-properties style:row-height="0.964cm"/>
    </style:style>
    <style:style style:name="ro15" style:family="table-row">
      <style:table-row-properties style:row-height="0.932cm"/>
    </style:style>
    <style:style style:name="ro16" style:family="table-row">
      <style:table-row-properties style:row-height="1.779cm"/>
    </style:style>
    <style:style style:name="ro17" style:family="table-row">
      <style:table-row-properties style:row-height="1.027cm"/>
    </style:style>
    <style:style style:name="ro18" style:family="table-row">
      <style:table-row-properties style:row-height="0.992cm"/>
    </style:style>
    <style:style style:name="ro19" style:family="table-row">
      <style:table-row-properties style:row-height="0.953cm"/>
    </style:style>
    <style:style style:name="ro20" style:family="table-row">
      <style:table-row-properties style:row-height="1.776cm"/>
    </style:style>
    <style:style style:name="ro21" style:family="table-row">
      <style:table-row-properties style:row-height="1.025cm"/>
    </style:style>
    <style:style style:name="ro22" style:family="table-row">
      <style:table-row-properties style:row-height="1.254cm"/>
    </style:style>
    <style:style style:name="ro23" style:family="table-row">
      <style:table-row-properties style:row-height="1.778cm"/>
    </style:style>
    <style:style style:name="ro24" style:family="table-row">
      <style:table-row-properties style:row-height="1.933cm"/>
    </style:style>
    <style:style style:name="ro25" style:family="table-row">
      <style:table-row-properties style:row-height="2.508cm"/>
    </style:style>
    <style:style style:name="ro26" style:family="table-row">
      <style:table-row-properties style:row-height="2.661cm"/>
    </style:style>
    <style:style style:name="ro27" style:family="table-row">
      <style:table-row-properties style:row-height="2.673cm"/>
    </style:style>
    <style:style style:name="ro28" style:family="table-row">
      <style:table-row-properties style:row-height="2.677cm"/>
    </style:style>
    <style:style style:name="ce1" style:family="table-cell">
      <style:graphic-properties draw:fill="solid" draw:fill-color="#ff3333" style:repeat="repeat" draw:textarea-vertical-align="middle"/>
    </style:style>
    <style:style style:name="ce2" style:family="table-cell">
      <style:graphic-properties style:repeat="repeat" draw:textarea-vertical-align="middle"/>
    </style:style>
    <style:style style:name="ce3" style:family="table-cell">
      <style:graphic-properties draw:fill="solid" draw:fill-color="#ff3333" style:repeat="repeat"/>
    </style:style>
    <style:style style:name="ce4" style:family="table-cell">
      <style:graphic-properties style:repeat="repeat"/>
    </style:style>
    <style:style style:name="ce5" style:family="table-cell">
      <style:graphic-properties draw:fill="solid" draw:fill-color="#6666ff" style:repeat="repeat" draw:textarea-vertical-align="middle"/>
    </style:style>
    <style:style style:name="ce6" style:family="table-cell">
      <style:graphic-properties draw:fill-color="#ff0000" style:repeat="repeat"/>
    </style:style>
    <style:style style:name="ce7" style:family="table-cell">
      <style:graphic-properties draw:fill-color="#ffff00" style:repeat="repeat"/>
    </style:style>
    <style:style style:name="ce8" style:family="table-cell">
      <style:graphic-properties draw:fill-color="#ff6666" style:repeat="repeat" draw:textarea-vertical-align="middle"/>
    </style:style>
    <style:style style:name="ce9" style:family="table-cell">
      <style:graphic-properties draw:fill="solid" draw:fill-color="#aecf00" style:repeat="repeat" draw:textarea-vertical-align="middle"/>
    </style:style>
    <style:style style:name="ce10" style:family="table-cell">
      <style:graphic-properties draw:fill="solid" draw:fill-color="#0066cc" style:repeat="repeat" draw:textarea-vertical-align="middle"/>
    </style:style>
    <style:style style:name="ce11" style:family="table-cell">
      <style:graphic-properties draw:fill="solid" draw:fill-color="#ccffcc" style:repeat="repeat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color="#ff3300" fo:font-weight="bold" style:font-weight-asian="bold" style:font-weight-complex="bold"/>
    </style:style>
    <style:style style:name="T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3300"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1.901cm" svg:height="4.745cm" svg:x="0.551cm" svg:y="8.74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 table:number-columns-spanned="2">
                <text:p>CAPTION ATTRIBUTES</text:p>
              </table:table-cell>
              <table:covered-table-cell table:style-name="ce1"/>
              <table:table-cell table:number-columns-spanned="2">
                <text:p>ENGLISH MESSAGE ATTRIBUITES</text:p>
              </table:table-cell>
              <table:covered-table-cell/>
              <table:table-cell table:number-columns-spanned="2">
                <text:p>JAPANESE MESSAGE ATTRIBUITES</text:p>
              </table:table-cell>
              <table:covered-table-cell/>
              <table:table-cell table:number-columns-spanned="2">
                <text:p>CHINESE MESSAGE ATTRIBUITES</text:p>
              </table:table-cell>
              <table:covered-table-cell/>
            </table:table-row>
            <table:table-row table:style-name="ro2" table:default-cell-style-name="ce4">
              <table:table-cell table:style-name="ce3">
                <text:p>SCHEME</text:p>
              </table:table-cell>
              <table:table-cell table:style-name="ce3">
                <text:p>KEY</text:p>
              </table:table-cell>
              <table:table-cell>
                <text:p>TXT</text:p>
              </table:table-cell>
              <table:table-cell>
                <text:p>USER_TXT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2.254cm" svg:height="5.487cm" svg:x="0.545cm" svg:y="2.03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5" table:default-cell-style-name="ce2">
              <table:table-cell table:style-name="ce5">
                <text:p>TABLE NAME</text:p>
              </table:table-cell>
              <table:table-cell>
                <text:p>TABLE DESCRIPTION</text:p>
              </table:table-cell>
              <table:table-cell>
                <text:p>No. of Caption Columns</text:p>
              </table:table-cell>
              <table:table-cell>
                <text:p>No. of Message Columns</text:p>
              </table:table-cell>
              <table:table-cell table:style-name="ce4">
                <text:p>LANGUAGE SEQUESNCE MULTIVALUED ATTRIBUTE</text:p>
              </table:table-cell>
            </table:table-row>
            <table:table-row table:style-name="ro6" table:default-cell-style-name="ce4">
              <table:table-cell>
                <text:p>ATTENDANCE TABLE</text:p>
              </table:table-cell>
              <table:table-cell>
                <text:p>ATTENDANCE OF ENPLOYEES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ENGLISH, JAPANESE, CHINESE</text:p>
              </table:table-cell>
            </table:table-row>
            <table:table-row table:style-name="ro6" table:default-cell-style-name="ce4"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4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1" draw:text-style-name="P1" draw:layer="layout" svg:x1="-2cm" svg:y1="10.2cm" svg:x2="-2cm" svg:y2="4.6cm">
          <text:p/>
        </draw:line>
        <draw:line draw:style-name="gr1" draw:text-style-name="P1" draw:layer="layout" svg:x1="0.5cm" svg:y1="10.3cm" svg:x2="-1.9cm" svg:y2="10.3cm">
          <text:p/>
        </draw:line>
        <draw:line draw:style-name="gr1" draw:text-style-name="P1" draw:layer="layout" svg:x1="-1.8cm" svg:y1="4.7cm" svg:x2="0.5cm" svg:y2="4.7cm">
          <text:p/>
        </draw:line>
        <draw:frame draw:style-name="gr2" draw:layer="layout" svg:width="5.929cm" svg:height="0.963cm" svg:x="-6.1cm" svg:y="2.737cm">
          <draw:text-box>
            <text:p>METADATA TABLE</text:p>
          </draw:text-box>
        </draw:frame>
        <draw:frame draw:style-name="gr3" draw:text-style-name="P2" draw:layer="layout" svg:width="6.9cm" svg:height="3.146cm" svg:x="-6.8cm" svg:y="10.637cm">
          <draw:text-box>
            <text:p><text:span text:style-name="T1">MAIN DICTIONARY TABLE</text:span></text:p>
          </draw:text-box>
        </draw:frame>
        <draw:frame draw:style-name="standard" draw:layer="layout" svg:width="13.764cm" svg:height="5.224cm" svg:x="16.177cm" svg:y="17.96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8" table:default-cell-style-name="ce2">
              <table:table-cell table:style-name="ce5">
                <text:p>CATEGORY</text:p>
              </table:table-cell>
              <table:table-cell>
                <text:p>PRODUCT</text:p>
              </table:table-cell>
              <table:table-cell>
                <text:p>USER_ID</text:p>
              </table:table-cell>
            </table:table-row>
            <table:table-row table:style-name="ro9" table:default-cell-style-name="ce4">
              <table:table-cell>
                <text:p>DEVELOPER</text:p>
              </table:table-cell>
              <table:table-cell>
                <text:p>CWS</text:p>
              </table:table-cell>
              <table:table-cell>
                <text:p>AKITO_1234</text:p>
              </table:table-cell>
            </table:table-row>
            <table:table-row table:style-name="ro10" table:default-cell-style-name="ce4">
              <table:table-cell/>
              <table:table-cell/>
              <table:table-cell/>
            </table:table-row>
            <table:table-row table:style-name="ro11" table:default-cell-style-name="ce4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3.999cm" svg:height="5.457cm" svg:x="-14cm" svg:y="18.558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column table:style-name="co12"/>
            <table:table-row table:style-name="ro12" table:default-cell-style-name="ce2">
              <table:table-cell table:style-name="ce5">
                <text:p>CATEGORYCATEGORY</text:p>
              </table:table-cell>
              <table:table-cell>
                <text:p>PRODUCT</text:p>
              </table:table-cell>
              <table:table-cell>
                <text:p>FORMAT</text:p>
              </table:table-cell>
              <table:table-cell>
                <text:p>INDIVIDUAL ACCESS</text:p>
              </table:table-cell>
            </table:table-row>
            <table:table-row table:style-name="ro13" table:default-cell-style-name="ce4">
              <table:table-cell>
                <text:p>DEVELOPER</text:p>
              </table:table-cell>
              <table:table-cell>
                <text:p>CWS</text:p>
              </table:table-cell>
              <table:table-cell>
                <text:p>FORMAT1.filext</text:p>
              </table:table-cell>
              <table:table-cell>
                <text:p>TRUE</text:p>
              </table:table-cell>
            </table:table-row>
            <table:table-row table:style-name="ro14" table:default-cell-style-name="ce4">
              <table:table-cell/>
              <table:table-cell/>
              <table:table-cell/>
              <table:table-cell/>
            </table:table-row>
            <table:table-row table:style-name="ro15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1" draw:text-style-name="P1" draw:layer="layout" svg:x1="6.4cm" svg:y1="13.7cm" svg:x2="1.9cm" svg:y2="18.3cm">
          <text:p/>
        </draw:line>
        <draw:line draw:style-name="gr1" draw:text-style-name="P1" draw:layer="layout" svg:x1="7.6cm" svg:y1="21.2cm" svg:x2="15.9cm" svg:y2="21.3cm">
          <text:p/>
        </draw:line>
        <draw:frame draw:style-name="gr4" draw:layer="layout" svg:width="6.132cm" svg:height="0.963cm" svg:x="-10.2cm" svg:y="26.3cm">
          <draw:text-box>
            <text:p>CATEGORY TABLE</text:p>
          </draw:text-box>
        </draw:frame>
        <draw:frame draw:style-name="gr5" draw:text-style-name="P3" draw:layer="layout" svg:width="8.922cm" svg:height="0.963cm" svg:x="23.7cm" svg:y="27.6cm">
          <draw:text-box>
            <text:p>INDIVIDUAL ACCESS TABLE</text:p>
          </draw:text-box>
        </draw:frame>
        <draw:frame draw:style-name="gr6" draw:text-style-name="P4" draw:layer="layout" svg:width="15.086cm" svg:height="0.983cm" svg:x="4.5cm" svg:y="26.817cm">
          <draw:text-box>
            <text:p><text:span text:style-name="T2">SAME WAY TO MAKE UPDATE ACCESS TABLES</text:span></text:p>
          </draw:text-box>
        </draw:frame>
        <draw:line draw:style-name="gr7" draw:text-style-name="P1" draw:layer="layout" svg:x1="10.686cm" svg:y1="26.517cm" svg:x2="9.986cm" svg:y2="23.817cm">
          <text:p/>
        </draw:line>
        <draw:line draw:style-name="gr7" draw:text-style-name="P1" draw:layer="layout" svg:x1="10.686cm" svg:y1="26.517cm" svg:x2="19.886cm" svg:y2="23.417cm">
          <text:p/>
        </draw:line>
        <draw:line draw:style-name="gr1" draw:text-style-name="P1" draw:layer="layout" svg:x1="4.5cm" svg:y1="33.6cm" svg:x2="12.8cm" svg:y2="33.7cm">
          <text:p/>
        </draw:line>
      </draw:page>
      <draw:page draw:name="page2" draw:style-name="dp1" draw:master-page-name="Default">
        <draw:frame draw:style-name="standard" draw:layer="layout" svg:width="15.823cm" svg:height="4.75cm" svg:x="3.021cm" svg:y="1.8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6" table:default-cell-style-name="ce1">
              <table:table-cell table:number-columns-spanned="4">
                <text:p><text:s text:c="21"/>ABSTRCT TABLE STRUCTURE</text:p>
                <text:p><text:span text:style-name="T3"/></text:p>
                <text:p><text:span text:style-name="T3"><text:s text:c="38"/></text:span><text:span text:style-name="T4">CAPTION <text:s text:c="61"/>MESSAGE</text:span></text:p>
              </table:table-cell>
              <table:covered-table-cell/>
              <table:covered-table-cell table:style-name="ce2"/>
              <table:covered-table-cell table:style-name="ce2"/>
            </table:table-row>
            <table:table-row table:style-name="ro17" table:default-cell-style-name="ce3">
              <table:table-cell>
                <text:p>SCHEME</text:p>
              </table:table-cell>
              <table:table-cell>
                <text:p>KEY</text:p>
              </table:table-cell>
              <table:table-cell table:style-name="ce4">
                <text:p>TXT</text:p>
              </table:table-cell>
              <table:table-cell table:style-name="ce4">
                <text:p>USER_TXT</text:p>
              </table:table-cell>
            </table:table-row>
            <table:table-row table:style-name="ro18" table:default-cell-style-name="ce3">
              <table:table-cell>
                <text:p>ABC</text:p>
              </table:table-cell>
              <table:table-cell>
                <text:p>123</text:p>
              </table:table-cell>
              <table:table-cell table:style-name="ce4">
                <text:p>XXXX</text:p>
              </table:table-cell>
              <table:table-cell table:style-name="ce4">
                <text:p>SHUBHAM</text:p>
              </table:table-cell>
            </table:table-row>
            <table:table-row table:style-name="ro19" table:default-cell-style-name="ce3">
              <table:table-cell/>
              <table:table-cell/>
              <table:table-cell table:style-name="ce4"/>
              <table:table-cell table:style-name="ce4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6.748cm" svg:height="5.007cm" svg:x="2.951cm" svg:y="10.867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row table:style-name="ro20" table:default-cell-style-name="ce1">
              <table:table-cell table:number-columns-spanned="2">
                <text:p>CAPTION ATTRIBUTES</text:p>
              </table:table-cell>
              <table:covered-table-cell/>
              <table:table-cell table:style-name="ce2">
                <text:p>MESSAGE ATTRIBUITES</text:p>
              </table:table-cell>
            </table:table-row>
            <table:table-row table:style-name="ro21" table:default-cell-style-name="ce3">
              <table:table-cell>
                <text:p>PRIMERY KEY</text:p>
              </table:table-cell>
              <table:table-cell>
                <text:p>SERVICE NAME</text:p>
              </table:table-cell>
              <table:table-cell table:style-name="ce4">
                <text:p>NAME</text:p>
              </table:table-cell>
            </table:table-row>
            <table:table-row table:style-name="ro22" table:default-cell-style-name="ce3">
              <table:table-cell>
                <text:p>123</text:p>
              </table:table-cell>
              <table:table-cell>
                <text:p>ABC</text:p>
              </table:table-cell>
              <table:table-cell table:style-name="ce4">
                <text:p>SHUBHAM</text:p>
              </table:table-cell>
            </table:table-row>
            <table:table-row table:style-name="ro19" table:default-cell-style-name="ce3">
              <table:table-cell/>
              <table:table-cell/>
              <table:table-cell table:style-name="ce4"/>
            </table:table-row>
          </table:table>
          <draw:image xlink:href="Pictures/TablePreview6.svm" xlink:type="simple" xlink:show="embed" xlink:actuate="onLoad"/>
        </draw:frame>
        <draw:line draw:style-name="gr1" draw:text-style-name="P1" draw:layer="layout" svg:x1="5.3cm" svg:y1="6.5cm" svg:x2="8.8cm" svg:y2="10.8cm">
          <text:p/>
        </draw:line>
        <draw:line draw:style-name="gr1" draw:text-style-name="P1" draw:layer="layout" svg:x1="9.2cm" svg:y1="6.5cm" svg:x2="5cm" svg:y2="10.8cm">
          <text:p/>
        </draw:line>
        <draw:line draw:style-name="gr1" draw:text-style-name="P1" draw:layer="layout" svg:x1="16.9cm" svg:y1="6.7cm" svg:x2="16.6cm" svg:y2="10.8cm">
          <text:p/>
        </draw:line>
        <draw:custom-shape draw:style-name="gr8" draw:text-style-name="P1" draw:layer="layout" svg:width="1.2cm" svg:height="1.3cm" svg:x="12.7cm" svg:y="6.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9" draw:layer="layout" svg:width="7.394cm" svg:height="1.2cm" svg:x="8.106cm" svg:y="15.8cm">
          <draw:text-box>
            <text:p>FORMAT1.filename</text:p>
          </draw:text-box>
        </draw:frame>
      </draw:page>
      <draw:page draw:name="page3" draw:style-name="dp1" draw:master-page-name="Default">
        <draw:frame draw:style-name="standard" draw:layer="layout" svg:width="37.412cm" svg:height="8.889cm" svg:x="-10.559cm" svg:y="5.308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column table:style-name="co15"/>
            <table:table-row table:style-name="ro23" table:default-cell-style-name="ce4">
              <table:table-cell table:style-name="ce2">
                <text:p>KEY</text:p>
              </table:table-cell>
              <table:table-cell table:style-name="ce2">
                <text:p>ID</text:p>
              </table:table-cell>
              <table:table-cell table:style-name="ce2">
                <text:p>NAME</text:p>
              </table:table-cell>
              <table:table-cell table:style-name="ce2">
                <text:p>AGE</text:p>
              </table:table-cell>
              <table:table-cell>
                <text:p>ADVANCE1</text:p>
              </table:table-cell>
              <table:table-cell>
                <text:p>ADVANCE2</text:p>
              </table:table-cell>
              <table:table-cell>
                <text:p>ADVANCE3</text:p>
              </table:table-cell>
              <table:table-cell>
                <text:p>ADVANCE4</text:p>
              </table:table-cell>
              <table:table-cell>
                <text:p>ADVANCE5</text:p>
              </table:table-cell>
              <table:table-cell>
                <text:p>ADVANCE6</text:p>
              </table:table-cell>
              <table:table-cell>
                <text:p>TOTAL</text:p>
              </table:table-cell>
            </table:table-row>
            <table:table-row table:style-name="ro23" table:default-cell-style-name="ce4">
              <table:table-cell>
                <text:p>sdf</text:p>
              </table:table-cell>
              <table:table-cell>
                <text:p>1</text:p>
              </table:table-cell>
              <table:table-cell>
                <text:p>a</text:p>
              </table:table-cell>
              <table:table-cell>
                <text:p>24</text:p>
              </table:table-cell>
              <table:table-cell>
                <text:p>500</text:p>
              </table:table-cell>
              <table:table-cell>
                <text:p>500</text:p>
              </table:table-cell>
              <table:table-cell>
                <text:p>1000</text:p>
              </table:table-cell>
              <table:table-cell>
                <text:p>1000</text:p>
              </table:table-cell>
              <table:table-cell>
                <text:p>2000</text:p>
              </table:table-cell>
              <table:table-cell>
                <text:p>2000</text:p>
              </table:table-cell>
              <table:table-cell>
                <text:p>7000</text:p>
              </table:table-cell>
            </table:table-row>
            <table:table-row table:style-name="ro23" table:default-cell-style-name="ce4">
              <table:table-cell>
                <text:p>asd</text:p>
              </table:table-cell>
              <table:table-cell>
                <text:p>2 </text:p>
              </table:table-cell>
              <table:table-cell>
                <text:p>b</text:p>
              </table:table-cell>
              <table:table-cell>
                <text:p>25</text:p>
              </table:table-cell>
              <table:table-cell>
                <text:p>100 </text:p>
              </table:table-cell>
              <table:table-cell>
                <text:p>100</text:p>
              </table:table-cell>
              <table:table-cell>
                <text:p>200</text:p>
              </table:table-cell>
              <table:table-cell>
                <text:p>200</text:p>
              </table:table-cell>
              <table:table-cell>
                <text:p>300</text:p>
              </table:table-cell>
              <table:table-cell>
                <text:p>400</text:p>
              </table:table-cell>
              <table:table-cell>
                <text:p>1300</text:p>
              </table:table-cell>
            </table:table-row>
            <table:table-row table:style-name="ro23" table:default-cell-style-name="ce4">
              <table:table-cell>
                <text:p>af</text:p>
              </table:table-cell>
              <table:table-cell>
                <text:p>3</text:p>
              </table:table-cell>
              <table:table-cell>
                <text:p>c</text:p>
              </table:table-cell>
              <table:table-cell>
                <text:p>26</text:p>
              </table:table-cell>
              <table:table-cell>
                <text:p>1000</text:p>
              </table:table-cell>
              <table:table-cell>
                <text:p>1500</text:p>
              </table:table-cell>
              <table:table-cell>
                <text:p>500</text:p>
              </table:table-cell>
              <table:table-cell>
                <text:p>500</text:p>
              </table:table-cell>
              <table:table-cell>
                <text:p>2000</text:p>
              </table:table-cell>
              <table:table-cell>
                <text:p>2000</text:p>
              </table:table-cell>
              <table:table-cell>
                <text:p>7500</text:p>
              </table:table-cell>
            </table:table-row>
            <table:table-row table:style-name="ro23" table:default-cell-style-name="ce4">
              <table:table-cell>
                <text:p>hj</text:p>
              </table:table-cell>
              <table:table-cell>
                <text:p>4</text:p>
              </table:table-cell>
              <table:table-cell>
                <text:p>d</text:p>
              </table:table-cell>
              <table:table-cell>
                <text:p>28</text:p>
              </table:table-cell>
              <table:table-cell>
                <text:p>800</text:p>
              </table:table-cell>
              <table:table-cell>
                <text:p>700</text:p>
              </table:table-cell>
              <table:table-cell>
                <text:p>500</text:p>
              </table:table-cell>
              <table:table-cell>
                <text:p>600</text:p>
              </table:table-cell>
              <table:table-cell>
                <text:p>400</text:p>
              </table:table-cell>
              <table:table-cell>
                <text:p>1500</text:p>
              </table:table-cell>
              <table:table-cell>
                <text:p>4500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7.412cm" svg:height="9.044cm" svg:x="-12.88cm" svg:y="18.576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column table:style-name="co15"/>
            <table:table-row table:style-name="ro24" table:default-cell-style-name="ce2">
              <table:table-cell>
                <text:p>KEY</text:p>
              </table:table-cell>
              <table:table-cell>
                <text:p>ID</text:p>
              </table:table-cell>
              <table:table-cell>
                <text:p>NAME</text:p>
              </table:table-cell>
              <table:table-cell>
                <text:p>AGE</text:p>
              </table:table-cell>
              <table:table-cell>
                <text:p>ADVANCE1</text:p>
              </table:table-cell>
              <table:table-cell>
                <text:p>ADVANCE2</text:p>
              </table:table-cell>
              <table:table-cell>
                <text:p>ADVANCE3</text:p>
              </table:table-cell>
              <table:table-cell>
                <text:p>ADVANCE4</text:p>
              </table:table-cell>
              <table:table-cell>
                <text:p>ADVANCE5</text:p>
              </table:table-cell>
              <table:table-cell>
                <text:p>ADVANCE6</text:p>
              </table:table-cell>
              <table:table-cell>
                <text:p>TOTAL</text:p>
              </table:table-cell>
            </table:table-row>
            <table:table-row table:style-name="ro23" table:default-cell-style-name="ce6">
              <table:table-cell table:style-name="ce2">
                <text:p>sdf</text:p>
              </table:table-cell>
              <table:table-cell table:style-name="ce2">
                <text:p>1</text:p>
              </table:table-cell>
              <table:table-cell table:style-name="ce2">
                <text:p>a</text:p>
              </table:table-cell>
              <table:table-cell table:style-name="ce2">
                <text:p>24</text:p>
              </table:table-cell>
              <table:table-cell>
                <text:p>500</text:p>
              </table:table-cell>
              <table:table-cell>
                <text:p>500</text:p>
              </table:table-cell>
              <table:table-cell>
                <text:p>1000</text:p>
              </table:table-cell>
              <table:table-cell>
                <text:p>1000</text:p>
              </table:table-cell>
              <table:table-cell>
                <text:p>2000</text:p>
              </table:table-cell>
              <table:table-cell>
                <text:p>2000</text:p>
              </table:table-cell>
              <table:table-cell table:style-name="ce7"/>
            </table:table-row>
            <table:table-row table:style-name="ro23" table:default-cell-style-name="ce6">
              <table:table-cell table:style-name="ce2">
                <text:p>asd</text:p>
              </table:table-cell>
              <table:table-cell table:style-name="ce2">
                <text:p>2 </text:p>
              </table:table-cell>
              <table:table-cell table:style-name="ce2">
                <text:p>b</text:p>
              </table:table-cell>
              <table:table-cell table:style-name="ce2">
                <text:p>25</text:p>
              </table:table-cell>
              <table:table-cell>
                <text:p>100 </text:p>
              </table:table-cell>
              <table:table-cell>
                <text:p>100</text:p>
              </table:table-cell>
              <table:table-cell>
                <text:p>200</text:p>
              </table:table-cell>
              <table:table-cell>
                <text:p>200</text:p>
              </table:table-cell>
              <table:table-cell>
                <text:p>300</text:p>
              </table:table-cell>
              <table:table-cell>
                <text:p>400</text:p>
              </table:table-cell>
              <table:table-cell table:style-name="ce7"/>
            </table:table-row>
            <table:table-row table:style-name="ro23" table:default-cell-style-name="ce6">
              <table:table-cell table:style-name="ce2">
                <text:p>af</text:p>
              </table:table-cell>
              <table:table-cell table:style-name="ce2">
                <text:p>3</text:p>
              </table:table-cell>
              <table:table-cell table:style-name="ce2">
                <text:p>c</text:p>
              </table:table-cell>
              <table:table-cell table:style-name="ce2">
                <text:p>26</text:p>
              </table:table-cell>
              <table:table-cell>
                <text:p>1000</text:p>
              </table:table-cell>
              <table:table-cell>
                <text:p>1500</text:p>
              </table:table-cell>
              <table:table-cell>
                <text:p>500</text:p>
              </table:table-cell>
              <table:table-cell>
                <text:p>500</text:p>
              </table:table-cell>
              <table:table-cell>
                <text:p>2000</text:p>
              </table:table-cell>
              <table:table-cell>
                <text:p>2000</text:p>
              </table:table-cell>
              <table:table-cell table:style-name="ce7"/>
            </table:table-row>
            <table:table-row table:style-name="ro23" table:default-cell-style-name="ce6">
              <table:table-cell table:style-name="ce2">
                <text:p>hj</text:p>
              </table:table-cell>
              <table:table-cell table:style-name="ce2">
                <text:p>4</text:p>
              </table:table-cell>
              <table:table-cell table:style-name="ce2">
                <text:p>d</text:p>
              </table:table-cell>
              <table:table-cell table:style-name="ce2">
                <text:p>28</text:p>
              </table:table-cell>
              <table:table-cell>
                <text:p>800</text:p>
              </table:table-cell>
              <table:table-cell>
                <text:p>700</text:p>
              </table:table-cell>
              <table:table-cell>
                <text:p>500</text:p>
              </table:table-cell>
              <table:table-cell>
                <text:p>600</text:p>
              </table:table-cell>
              <table:table-cell>
                <text:p>400</text:p>
              </table:table-cell>
              <table:table-cell>
                <text:p>1500</text:p>
              </table:table-cell>
              <table:table-cell table:style-name="ce7"/>
            </table:table-row>
          </table:table>
          <draw:image xlink:href="Pictures/TablePreview8.svm" xlink:type="simple" xlink:show="embed" xlink:actuate="onLoad"/>
        </draw:frame>
        <draw:custom-shape draw:style-name="gr10" draw:text-style-name="P1" draw:layer="layout" svg:width="6.7cm" svg:height="5.9cm" svg:x="26.1cm" svg:y="18.9cm">
          <text:p text:style-name="P1">SELECT A </text:p>
          <text:p text:style-name="P1">RESULT COLUMN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standard" draw:layer="layout" svg:width="41.426cm" svg:height="15.047cm" svg:x="-16.6cm" svg:y="-0.149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7"/>
            <table:table-row table:style-name="ro25" table:default-cell-style-name="ce2">
              <table:table-cell>
                <text:p>SERVICENAME</text:p>
              </table:table-cell>
              <table:table-cell>
                <text:p>KEY</text:p>
              </table:table-cell>
              <table:table-cell>
                <text:p>TXT</text:p>
              </table:table-cell>
            </table:table-row>
            <table:table-row table:style-name="ro25" table:default-cell-style-name="ce2">
              <table:table-cell>
                <text:p>root.cws</text:p>
              </table:table-cell>
              <table:table-cell>
                <text:p>jp.co.worksap.common.grid.DBGrid.ML_MES5</text:p>
              </table:table-cell>
              <table:table-cell table:style-name="ce8">
                <text:p>Query is not set</text:p>
              </table:table-cell>
            </table:table-row>
            <table:table-row table:style-name="ro25" table:default-cell-style-name="ce2">
              <table:table-cell>
                <text:p>root.cws</text:p>
              </table:table-cell>
              <table:table-cell>
                <text:p>jp.co.worksap.common.grid.DBGrid.ML_MES6</text:p>
              </table:table-cell>
              <table:table-cell table:style-name="ce8">
                <text:p>Query list is not set</text:p>
              </table:table-cell>
            </table:table-row>
            <table:table-row table:style-name="ro25" table:default-cell-style-name="ce2">
              <table:table-cell>
                <text:p>root.cws</text:p>
              </table:table-cell>
              <table:table-cell>
                <text:p>jp.co.worksap.common.grid.DBGrid.ML_MES7</text:p>
              </table:table-cell>
              <table:table-cell table:style-name="ce8">
                <text:p>Data acquisition failed</text:p>
              </table:table-cell>
            </table:table-row>
            <table:table-row table:style-name="ro25" table:default-cell-style-name="ce2">
              <table:table-cell>
                <text:p>root.cws</text:p>
              </table:table-cell>
              <table:table-cell>
                <text:p>jp.co.worksap.common.grid.GridCommon.ML_MES1</text:p>
              </table:table-cell>
              <table:table-cell table:style-name="ce8">
                <text:p>Search</text:p>
              </table:table-cell>
            </table:table-row>
            <table:table-row table:style-name="ro25" table:default-cell-style-name="ce2">
              <table:table-cell>
                <text:p>root.cws</text:p>
              </table:table-cell>
              <table:table-cell>
                <text:p>jp.co.worksap.common.grid.GridCommon.ML_MES10</text:p>
              </table:table-cell>
              <table:table-cell table:style-name="ce8">
                <text:p>CSV template output</text:p>
              </table:table-cell>
            </table:table-row>
          </table:table>
          <draw:image xlink:href="Pictures/TablePreview9.svm" xlink:type="simple" xlink:show="embed" xlink:actuate="onLoad"/>
        </draw:frame>
      </draw:page>
      <draw:page draw:name="page5" draw:style-name="dp1" draw:master-page-name="Default">
        <draw:frame draw:style-name="standard" draw:layer="layout" svg:width="15.818cm" svg:height="13.304cm" svg:x="-12.128cm" svg:y="16.005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26" table:default-cell-style-name="ce2">
              <table:table-cell>
                <text:p>KEY</text:p>
              </table:table-cell>
              <table:table-cell table:style-name="ce9">
                <text:p>ID</text:p>
              </table:table-cell>
              <table:table-cell>
                <text:p>NAME</text:p>
              </table:table-cell>
              <table:table-cell>
                <text:p>AGE</text:p>
              </table:table-cell>
              <table:table-cell table:style-name="ce10">
                <text:p>GRADE</text:p>
              </table:table-cell>
            </table:table-row>
            <table:table-row table:style-name="ro26" table:default-cell-style-name="ce4">
              <table:table-cell>
                <text:p>asd</text:p>
              </table:table-cell>
              <table:table-cell>
                <text:p>2 </text:p>
              </table:table-cell>
              <table:table-cell>
                <text:p>b</text:p>
              </table:table-cell>
              <table:table-cell>
                <text:p>25</text:p>
              </table:table-cell>
              <table:table-cell>
                <text:p>C</text:p>
              </table:table-cell>
            </table:table-row>
            <table:table-row table:style-name="ro26" table:default-cell-style-name="ce4">
              <table:table-cell>
                <text:p>af</text:p>
              </table:table-cell>
              <table:table-cell>
                <text:p>3</text:p>
              </table:table-cell>
              <table:table-cell>
                <text:p>c</text:p>
              </table:table-cell>
              <table:table-cell>
                <text:p>26</text:p>
              </table:table-cell>
              <table:table-cell>
                <text:p>D</text:p>
              </table:table-cell>
            </table:table-row>
            <table:table-row table:style-name="ro26" table:default-cell-style-name="ce4">
              <table:table-cell>
                <text:p>hj</text:p>
              </table:table-cell>
              <table:table-cell>
                <text:p>4</text:p>
              </table:table-cell>
              <table:table-cell>
                <text:p>d</text:p>
              </table:table-cell>
              <table:table-cell>
                <text:p>28</text:p>
              </table:table-cell>
              <table:table-cell>
                <text:p>D</text:p>
              </table:table-cell>
            </table:table-row>
            <table:table-row table:style-name="ro26" table:default-cell-style-name="ce4">
              <table:table-cell>
                <text:p>asda</text:p>
              </table:table-cell>
              <table:table-cell>
                <text:p>5</text:p>
              </table:table-cell>
              <table:table-cell>
                <text:p>e</text:p>
              </table:table-cell>
              <table:table-cell>
                <text:p>23</text:p>
              </table:table-cell>
              <table:table-cell>
                <text:p>C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8.98cm" svg:height="21.287cm" svg:x="10.145cm" svg:y="7.259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26" table:default-cell-style-name="ce2">
              <table:table-cell>
                <text:p>KEY</text:p>
              </table:table-cell>
              <table:table-cell table:style-name="ce9">
                <text:p>ID</text:p>
              </table:table-cell>
              <table:table-cell>
                <text:p>NAME</text:p>
              </table:table-cell>
              <table:table-cell>
                <text:p>AGE</text:p>
              </table:table-cell>
              <table:table-cell>
                <text:p>PROJECT</text:p>
              </table:table-cell>
              <table:table-cell>
                <text:p>DAYS</text:p>
              </table:table-cell>
            </table:table-row>
            <table:table-row table:style-name="ro26" table:default-cell-style-name="ce4">
              <table:table-cell>
                <text:p>sdf</text:p>
              </table:table-cell>
              <table:table-cell>
                <text:p>1</text:p>
              </table:table-cell>
              <table:table-cell>
                <text:p>a</text:p>
              </table:table-cell>
              <table:table-cell>
                <text:p>24</text:p>
              </table:table-cell>
              <table:table-cell table:style-name="ce2">
                <text:p>as</text:p>
              </table:table-cell>
              <table:table-cell table:style-name="ce2">
                <text:p>15</text:p>
              </table:table-cell>
            </table:table-row>
            <table:table-row table:style-name="ro26" table:default-cell-style-name="ce4">
              <table:table-cell>
                <text:p>asd</text:p>
              </table:table-cell>
              <table:table-cell>
                <text:p>2 </text:p>
              </table:table-cell>
              <table:table-cell>
                <text:p>b</text:p>
              </table:table-cell>
              <table:table-cell>
                <text:p>25</text:p>
              </table:table-cell>
              <table:table-cell table:style-name="ce2">
                <text:p>asd</text:p>
              </table:table-cell>
              <table:table-cell>
                <text:p>25</text:p>
              </table:table-cell>
            </table:table-row>
            <table:table-row table:style-name="ro26" table:default-cell-style-name="ce4">
              <table:table-cell>
                <text:p>af</text:p>
              </table:table-cell>
              <table:table-cell>
                <text:p>3</text:p>
              </table:table-cell>
              <table:table-cell>
                <text:p>c</text:p>
              </table:table-cell>
              <table:table-cell>
                <text:p>26</text:p>
              </table:table-cell>
              <table:table-cell table:style-name="ce2">
                <text:p>adsf</text:p>
              </table:table-cell>
              <table:table-cell>
                <text:p>36</text:p>
              </table:table-cell>
            </table:table-row>
            <table:table-row table:style-name="ro26" table:default-cell-style-name="ce4">
              <table:table-cell>
                <text:p>hj</text:p>
              </table:table-cell>
              <table:table-cell>
                <text:p>4</text:p>
              </table:table-cell>
              <table:table-cell>
                <text:p>d</text:p>
              </table:table-cell>
              <table:table-cell>
                <text:p>28</text:p>
              </table:table-cell>
              <table:table-cell table:style-name="ce2">
                <text:p>sdafg</text:p>
              </table:table-cell>
              <table:table-cell>
                <text:p>40</text:p>
              </table:table-cell>
            </table:table-row>
            <table:table-row table:style-name="ro26" table:default-cell-style-name="ce4">
              <table:table-cell>
                <text:p>asda</text:p>
              </table:table-cell>
              <table:table-cell>
                <text:p>5</text:p>
              </table:table-cell>
              <table:table-cell>
                <text:p>e</text:p>
              </table:table-cell>
              <table:table-cell>
                <text:p>23</text:p>
              </table:table-cell>
              <table:table-cell table:style-name="ce2">
                <text:p>sdfggg</text:p>
              </table:table-cell>
              <table:table-cell>
                <text:p>32</text:p>
              </table:table-cell>
            </table:table-row>
            <table:table-row table:style-name="ro26" table:default-cell-style-name="ce4">
              <table:table-cell>
                <text:p>hj</text:p>
              </table:table-cell>
              <table:table-cell>
                <text:p>4</text:p>
              </table:table-cell>
              <table:table-cell>
                <text:p>d</text:p>
              </table:table-cell>
              <table:table-cell>
                <text:p>28</text:p>
              </table:table-cell>
              <table:table-cell table:style-name="ce2">
                <text:p>sdafgasdf</text:p>
              </table:table-cell>
              <table:table-cell>
                <text:p>37</text:p>
              </table:table-cell>
            </table:table-row>
            <table:table-row table:style-name="ro26" table:default-cell-style-name="ce4">
              <table:table-cell>
                <text:p>asda</text:p>
              </table:table-cell>
              <table:table-cell>
                <text:p>5</text:p>
              </table:table-cell>
              <table:table-cell>
                <text:p>e</text:p>
              </table:table-cell>
              <table:table-cell>
                <text:p>23</text:p>
              </table:table-cell>
              <table:table-cell table:style-name="ce2">
                <text:p>sdfgggasdf</text:p>
              </table:table-cell>
              <table:table-cell>
                <text:p>29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0" draw:text-style-name="P1" draw:layer="layout" svg:width="6.1cm" svg:height="4cm" svg:x="5.5cm" svg:y="19.3cm">
          <text:p text:style-name="P1">SELECT EQUAL </text:p>
          <text:p text:style-name="P1">COLUMNS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standard" draw:layer="layout" svg:width="18.98cm" svg:height="18.714cm" svg:x="1.288cm" svg:y="2.61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27" table:default-cell-style-name="ce2">
              <table:table-cell>
                <text:p>KEY</text:p>
              </table:table-cell>
              <table:table-cell table:style-name="ce10">
                <text:p>ID</text:p>
              </table:table-cell>
              <table:table-cell>
                <text:p>NAME</text:p>
              </table:table-cell>
              <table:table-cell table:style-name="ce10">
                <text:p>GRADE</text:p>
              </table:table-cell>
              <table:table-cell>
                <text:p>PROJECT</text:p>
              </table:table-cell>
              <table:table-cell table:style-name="ce11">
                <text:p>DAYS</text:p>
              </table:table-cell>
            </table:table-row>
            <table:table-row table:style-name="ro27" table:default-cell-style-name="ce4">
              <table:table-cell>
                <text:p>asd</text:p>
              </table:table-cell>
              <table:table-cell>
                <text:p>2 </text:p>
              </table:table-cell>
              <table:table-cell>
                <text:p>b</text:p>
              </table:table-cell>
              <table:table-cell>
                <text:p>C</text:p>
              </table:table-cell>
              <table:table-cell table:style-name="ce2">
                <text:p>asd</text:p>
              </table:table-cell>
              <table:table-cell>
                <text:p>25</text:p>
              </table:table-cell>
            </table:table-row>
            <table:table-row table:style-name="ro27" table:default-cell-style-name="ce4">
              <table:table-cell>
                <text:p>asda</text:p>
              </table:table-cell>
              <table:table-cell>
                <text:p>5</text:p>
              </table:table-cell>
              <table:table-cell>
                <text:p>e</text:p>
              </table:table-cell>
              <table:table-cell>
                <text:p>C</text:p>
              </table:table-cell>
              <table:table-cell table:style-name="ce2">
                <text:p>sdfgggasdf</text:p>
              </table:table-cell>
              <table:table-cell>
                <text:p>29</text:p>
              </table:table-cell>
            </table:table-row>
            <table:table-row table:style-name="ro27" table:default-cell-style-name="ce4">
              <table:table-cell>
                <text:p>asda</text:p>
              </table:table-cell>
              <table:table-cell>
                <text:p>5</text:p>
              </table:table-cell>
              <table:table-cell>
                <text:p>e</text:p>
              </table:table-cell>
              <table:table-cell>
                <text:p>C</text:p>
              </table:table-cell>
              <table:table-cell table:style-name="ce2">
                <text:p>sdfggg</text:p>
              </table:table-cell>
              <table:table-cell>
                <text:p>32</text:p>
              </table:table-cell>
            </table:table-row>
            <table:table-row table:style-name="ro27" table:default-cell-style-name="ce4">
              <table:table-cell>
                <text:p>af</text:p>
              </table:table-cell>
              <table:table-cell>
                <text:p>3</text:p>
              </table:table-cell>
              <table:table-cell>
                <text:p>c</text:p>
              </table:table-cell>
              <table:table-cell>
                <text:p>D</text:p>
              </table:table-cell>
              <table:table-cell table:style-name="ce2">
                <text:p>adsf</text:p>
              </table:table-cell>
              <table:table-cell>
                <text:p>36</text:p>
              </table:table-cell>
            </table:table-row>
            <table:table-row table:style-name="ro27" table:default-cell-style-name="ce4">
              <table:table-cell>
                <text:p>hj</text:p>
              </table:table-cell>
              <table:table-cell>
                <text:p>4</text:p>
              </table:table-cell>
              <table:table-cell>
                <text:p>d</text:p>
              </table:table-cell>
              <table:table-cell>
                <text:p>D</text:p>
              </table:table-cell>
              <table:table-cell table:style-name="ce2">
                <text:p>sdafgasdf</text:p>
              </table:table-cell>
              <table:table-cell>
                <text:p>37</text:p>
              </table:table-cell>
            </table:table-row>
            <table:table-row table:style-name="ro28" table:default-cell-style-name="ce4">
              <table:table-cell>
                <text:p>hj</text:p>
              </table:table-cell>
              <table:table-cell>
                <text:p>4</text:p>
              </table:table-cell>
              <table:table-cell>
                <text:p>d</text:p>
              </table:table-cell>
              <table:table-cell>
                <text:p>D</text:p>
              </table:table-cell>
              <table:table-cell table:style-name="ce2">
                <text:p>sdafg</text:p>
              </table:table-cell>
              <table:table-cell>
                <text:p>40</text:p>
              </table:table-cell>
            </table:table-row>
          </table:table>
          <draw:image xlink:href="Pictures/TablePreview1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ubham baldava</meta:initial-creator>
    <meta:creation-date>2014-12-22T17:25:02.74</meta:creation-date>
    <dc:date>2014-12-25T16:38:42.17</dc:date>
    <dc:creator>shubham baldava</dc:creator>
    <meta:editing-duration>PT3H29M43S</meta:editing-duration>
    <meta:editing-cycles>8</meta:editing-cycles>
    <meta:generator>OpenOffice/4.1.1$Win32 OpenOffice.org_project/411m6$Build-9775</meta:generator>
    <meta:document-statistic meta:object-count="32"/>
  </office:meta>
</office:document-meta>
</file>